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1CB1DFB4A4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003cm" fo:min-width="2.6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1.92cm" fo:min-width="3.253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1.169cm" fo:min-width="1.752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7.999cm" svg:height="5.855cm" svg:x="-0.166cm" svg:y="-0.166cm">
            <draw:image xlink:href="Pictures/1000000000000273000001CB1DFB4A40.png" xlink:type="simple" xlink:show="embed" xlink:actuate="onLoad" draw:mime-type="image/png">
              <text:p/>
            </draw:image>
          </draw:frame>
          <draw:custom-shape draw:style-name="gr3" draw:text-style-name="P2" draw:layer="layout" svg:width="3.25cm" svg:height="0.333cm" svg:x="1.75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833cm" svg:height="2.25cm" svg:x="1.75cm" svg:y="1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332cm" svg:height="1.499cm" svg:x="1.751cm" svg:y="3.58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1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5:29:30.328509996</dc:date>
    <meta:editing-duration>PT5M30S</meta:editing-duration>
    <meta:editing-cycles>2</meta:editing-cycles>
    <meta:generator>LibreOffice/24.2.7.2$Linux_X86_64 LibreOffice_project/420$Build-2</meta:generator>
    <meta:document-statistic meta:object-count="5"/>
  </office:meta>
</office:document-meta>
</file>